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able_20_Contents">
      <style:text-properties officeooo:rsid="00030de5" officeooo:paragraph-rsid="00030de5"/>
    </style:style>
    <style:style style:name="P3" style:family="paragraph" style:parent-style-name="Text_20_body">
      <style:paragraph-properties fo:text-align="center" style:justify-single-word="false"/>
      <style:text-properties fo:font-size="26pt" officeooo:rsid="00039a3f" officeooo:paragraph-rsid="00039a3f" style:font-size-asian="26pt" style:font-size-complex="26p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font-size="16pt" officeooo:rsid="00039a3f" officeooo:paragraph-rsid="00039a3f" style:font-size-asian="16pt" style:font-size-complex="16p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font-size="16pt" officeooo:rsid="00066b15" officeooo:paragraph-rsid="000721c2" style:font-size-asian="16pt" style:font-size-complex="16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font-size="16pt" officeooo:rsid="00066b15" officeooo:paragraph-rsid="000721c2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color="#800000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My field&gt;" text:name="my_field"/>
        <text:user-field-decl office:value-type="float" office:value="0" text:name="my_date"/>
        <text:user-field-decl office:value-type="float" office:value="0" text:name="my_number"/>
      </text:user-field-decls>
      <text:p text:style-name="P3">Python versions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">Version</text:p>
          </table:table-cell>
          <table:table-cell table:style-name="Таблица1.A1" office:value-type="string">
            <text:p text:style-name="P2">Current</text:p>
          </table:table-cell>
          <table:table-cell table:style-name="Таблица1.A1" office:value-type="string">
            <text:p text:style-name="P2">Past</text:p>
          </table:table-cell>
          <table:table-cell table:style-name="Таблица1.D1" office:value-type="string">
            <text:p text:style-name="P2">Is fail?</text:p>
          </table:table-cell>
        </table:table-row>
        <table:table-row>
          <table:table-cell table:style-name="Таблица1.A2" office:value-type="string">
            <text:p text:style-name="P2">2.7</text:p>
          </table:table-cell>
          <table:table-cell table:style-name="Таблица1.A2" office:value-type="string">
            <text:p text:style-name="P2">Yep</text:p>
          </table:table-cell>
          <table:table-cell table:style-name="Таблица1.A2" office:value-type="string">
            <text:p text:style-name="P2">Yep</text:p>
          </table:table-cell>
          <table:table-cell table:style-name="Таблица1.D2" office:value-type="string">
            <text:p text:style-name="P2">Nope</text:p>
          </table:table-cell>
        </table:table-row>
        <table:table-row>
          <table:table-cell table:style-name="Таблица1.A2" office:value-type="string">
            <text:p text:style-name="P2">3.0</text:p>
          </table:table-cell>
          <table:table-cell table:style-name="Таблица1.A2" office:value-type="string">
            <text:p text:style-name="P2">No</text:p>
          </table:table-cell>
          <table:table-cell table:style-name="Таблица1.A2" office:value-type="string">
            <text:p text:style-name="P2">No</text:p>
          </table:table-cell>
          <table:table-cell table:style-name="Таблица1.D2" office:value-type="string">
            <text:p text:style-name="P2">Yes</text:p>
          </table:table-cell>
        </table:table-row>
        <table:table-row>
          <table:table-cell table:style-name="Таблица1.A2" office:value-type="string">
            <text:p text:style-name="P2">3.3</text:p>
          </table:table-cell>
          <table:table-cell table:style-name="Таблица1.A2" office:value-type="string">
            <text:p text:style-name="P2">Yes</text:p>
          </table:table-cell>
          <table:table-cell table:style-name="Таблица1.A2" office:value-type="string">
            <text:p text:style-name="P2">No</text:p>
          </table:table-cell>
          <table:table-cell table:style-name="Таблица1.D2" office:value-type="string">
            <text:p text:style-name="P2">Nope</text:p>
          </table:table-cell>
        </table:table-row>
      </table:table>
      <text:p text:style-name="P1"/>
      <text:p text:style-name="P4">Иногда бывает так: <text:span text:style-name="T5">человеку</text:span> начинает казаться, что жизнь становится <text:span text:style-name="T1">не такой ясной</text:span>, <text:span text:style-name="T1">многоцветной</text:span> и <text:span text:style-name="T2">безграничной</text:span>, как ей следовало бы. Начинает <text:span text:style-name="T3">казаться</text:span>, что он превращается в шестеренку в какой-то необозримой серой машине, и от него ничего не зависит, и все пути к солнцу и небу перекрыты; ни у яблок, ни у вина нет больше вкуса; дуновение ветра и капли дождя больше не касаются кожи... И взгляд какого-то "<text:span text:style-name="T4">старшего брата</text:span>" неотрывно устремлен прямо в сердце и нет от него спасения.</text:p>
      <text:p text:style-name="P5"><text:bookmark-start text:name="my_bookmark"/>&lt;Bookmark&gt;<text:bookmark-end text:name="my_bookmark"/></text:p>
      <text:p text:style-name="P5"><text:user-field-get text:name="my_field">&lt;My field&gt;</text:user-field-get></text:p>
      <text:p text:style-name="P5"><text:user-field-get style:data-style-name="N2" text:name="my_number">0,00</text:user-field-get></text:p>
      <text:p text:style-name="P5"><text:user-field-get style:data-style-name="N36" text:name="my_date">30.12.1899</text:user-field-get></text:p>
      <text:p text:style-name="P5"><text:title>&lt;Title&gt;</text:titl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shi </meta:initial-creator>
    <meta:creation-date>2013-10-25T04:38:25.98</meta:creation-date>
    <dc:date>2013-12-27T23:59:37</dc:date>
    <dc:creator>Thomas Desvenain</dc:creator>
    <meta:editing-duration>PT6M39S</meta:editing-duration>
    <meta:editing-cycles>14</meta:editing-cycles>
    <meta:generator>LibreOffice/4.0.2.2$Linux_X86_64 LibreOffice_project/400m0$Build-2</meta:generator>
    <dc:title>&lt;Title&gt;</dc:title>
    <meta:document-statistic meta:table-count="1" meta:image-count="0" meta:object-count="0" meta:page-count="1" meta:paragraph-count="23" meta:word-count="103" meta:character-count="598" meta:non-whitespace-character-count="518"/>
  </office:meta>
</office:document-meta>
</file>